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9cm"/>
    </style:style>
    <style:style style:name="co2" style:family="table-column">
      <style:table-column-properties fo:break-before="auto" style:column-width="4.297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8.0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09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953cm" fo:break-before="auto" style:use-optimal-row-height="true"/>
    </style:style>
    <style:style style:name="ro3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1" style:family="table-cell" style:parent-style-name="Default" style:data-style-name="N11"/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2.263cm" svg:y="4.34cm">
            <draw:object draw:notify-on-update-of-ranges="Sheet1.A16:Sheet1.A18 Sheet1.B15:Sheet1.B15 Sheet1.B16:Sheet1.B18 Sheet1.C15:Sheet1.C15 Sheet1.C16:Sheet1.C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number-columns-repeated="10"/>
        </table:table-row>
        <table:table-row table:style-name="ro2">
          <table:table-cell table:style-name="ce1" office:value-type="string" calcext:value-type="string" table:number-columns-spanned="8" table:number-rows-spanned="1">
            <text:p>External overhead per item for O(N) algorithms</text:p>
          </table:table-cell>
          <table:covered-table-cell table:number-columns-repeated="7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8" table:number-rows-spanned="1">
            <text:p>Estimates overhead per item, compensating for base and per-item initial overhead</text:p>
          </table:table-cell>
          <table:covered-table-cell table:number-columns-repeated="7" table:style-name="ce7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8" table:number-rows-spanned="1">
            <text:p>Run event loop in benchmark mode using `.bench_mode(true)` for reliable measurements</text:p>
          </table:table-cell>
          <table:covered-table-cell table:number-columns-repeated="7" table:style-name="ce7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8" table:number-rows-spanned="1">
            <text:p>Change the initial settings and fill in the yellow fields</text:p>
          </table:table-cell>
          <table:covered-table-cell table:number-columns-repeated="7" table:style-name="ce7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8" table:number-rows-spanned="1">
            <text:p>Use the commands `cargo build –release &lt;app&gt;` and `time ./target/release/&lt;app&gt;`</text:p>
          </table:table-cell>
          <table:covered-table-cell table:number-columns-repeated="7" table:style-name="ce7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 table:number-columns-spanned="3" table:number-rows-spanned="1">
            <text:p>Yellow background is input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3" table:number-rows-spanned="1">
            <text:p>Torquiose background is information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Frames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Items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 table:number-columns-spanned="3" table:number-rows-spanned="1">
            <text:p>Run 3 times, delete the slowest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Items</text:p>
          </table:table-cell>
          <table:table-cell table:style-name="ce4" office:value-type="string" calcext:value-type="string">
            <text:p>Min time</text:p>
          </table:table-cell>
          <table:table-cell table:style-name="ce4" office:value-type="string" calcext:value-type="string">
            <text:p>Max time</text:p>
          </table:table-cell>
          <table:table-cell table:style-name="ce4"/>
          <table:table-cell table:number-columns-repeated="6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9" office:value-type="float" office:value="4.933" calcext:value-type="float">
            <text:p>4,933</text:p>
          </table:table-cell>
          <table:table-cell table:style-name="ce9" office:value-type="float" office:value="4.941" calcext:value-type="float">
            <text:p>4,941</text:p>
          </table:table-cell>
          <table:table-cell table:number-columns-repeated="7"/>
        </table:table-row>
        <table:table-row table:style-name="ro1">
          <table:table-cell table:style-name="ce4" table:formula="of:=[.$B$12]" office:value-type="float" office:value="10" calcext:value-type="float">
            <text:p>10</text:p>
          </table:table-cell>
          <table:table-cell table:style-name="ce9" office:value-type="float" office:value="13.487" calcext:value-type="float">
            <text:p>13,487</text:p>
          </table:table-cell>
          <table:table-cell table:style-name="ce9" office:value-type="float" office:value="13.488" calcext:value-type="float">
            <text:p>13,488</text:p>
          </table:table-cell>
          <table:table-cell table:number-columns-repeated="7"/>
        </table:table-row>
        <table:table-row table:style-name="ro1">
          <table:table-cell table:style-name="ce4" table:formula="of:=[.$B$12]*2" office:value-type="float" office:value="20" calcext:value-type="float">
            <text:p>20</text:p>
          </table:table-cell>
          <table:table-cell table:style-name="ce9" office:value-type="float" office:value="21.863" calcext:value-type="float">
            <text:p>21,863</text:p>
          </table:table-cell>
          <table:table-cell table:style-name="ce9" office:value-type="float" office:value="22.067" calcext:value-type="float">
            <text:p>22,067</text:p>
          </table:table-cell>
          <table:table-cell table:number-columns-repeated="7"/>
        </table:table-row>
        <table:table-row table:style-name="ro4">
          <table:table-cell table:number-columns-repeated="10"/>
        </table:table-row>
        <table:table-row table:style-name="ro1">
          <table:table-cell table:style-name="ce5" office:value-type="string" calcext:value-type="string" table:number-columns-spanned="3" table:number-rows-spanned="1">
            <text:p>Find initial overhead per item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6"/>
          <table:table-cell table:number-columns-repeated="9"/>
        </table:table-row>
        <table:table-row table:style-name="ro1">
          <table:table-cell table:style-name="ce4" office:value-type="string" calcext:value-type="string">
            <text:p>Frames</text:p>
          </table:table-cell>
          <table:table-cell table:formula="of:=[.$B$11]*2"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 table:number-columns-spanned="3" table:number-rows-spanned="1">
            <text:p>Run 3 times, delete the slowest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Items</text:p>
          </table:table-cell>
          <table:table-cell table:style-name="ce4" office:value-type="string" calcext:value-type="string">
            <text:p>Min time</text:p>
          </table:table-cell>
          <table:table-cell table:style-name="ce4" office:value-type="string" calcext:value-type="string">
            <text:p>Max time</text:p>
          </table:table-cell>
          <table:table-cell table:number-columns-repeated="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" office:value-type="float" office:value="9.229" calcext:value-type="float">
            <text:p>9,229</text:p>
          </table:table-cell>
          <table:table-cell table:style-name="ce10" office:value-type="float" office:value="9.239" calcext:value-type="float">
            <text:p>9,239</text:p>
          </table:table-cell>
          <table:table-cell table:number-columns-repeated="7"/>
        </table:table-row>
        <table:table-row table:style-name="ro1">
          <table:table-cell table:style-name="ce4" table:formula="of:=[.A18]" office:value-type="float" office:value="20" calcext:value-type="float">
            <text:p>20</text:p>
          </table:table-cell>
          <table:table-cell table:style-name="ce9" office:value-type="float" office:value="42.926" calcext:value-type="float">
            <text:p>42,926</text:p>
          </table:table-cell>
          <table:table-cell table:style-name="ce9" office:value-type="float" office:value="42.94" calcext:value-type="float">
            <text:p>42,94</text:p>
          </table:table-cell>
          <table:table-cell table:number-columns-repeated="7"/>
        </table:table-row>
        <table:table-row table:style-name="ro4">
          <table:table-cell table:number-columns-repeated="10"/>
        </table:table-row>
        <table:table-row table:style-name="ro1">
          <table:table-cell/>
          <table:table-cell table:formula="of:=[.B18]-[.B16]" office:value-type="float" office:value="16.93" calcext:value-type="float">
            <text:p>16,93</text:p>
          </table:table-cell>
          <table:table-cell table:formula="of:=[.C18]-[.C16]" office:value-type="float" office:value="17.126" calcext:value-type="float">
            <text:p>17,126</text:p>
          </table:table-cell>
          <table:table-cell table:style-name="ce12" office:value-type="string" calcext:value-type="string" table:number-columns-spanned="5" table:number-rows-spanned="1">
            <text:p>For 1xFrames, subtract background overhead such as window initialization, clearing screen and swapping buffers</text:p>
          </table:table-cell>
          <table:covered-table-cell table:number-columns-repeated="4" table:style-name="ce7"/>
          <table:table-cell table:style-name="ce7" table:number-columns-repeated="2"/>
        </table:table-row>
        <table:table-row table:style-name="ro1">
          <table:table-cell/>
          <table:table-cell table:formula="of:=[.B27]-[.B26]" office:value-type="float" office:value="33.697" calcext:value-type="float">
            <text:p>33,697</text:p>
          </table:table-cell>
          <table:table-cell table:formula="of:=[.C27]-[.C26]" office:value-type="float" office:value="33.701" calcext:value-type="float">
            <text:p>33,701</text:p>
          </table:table-cell>
          <table:table-cell table:style-name="ce12" office:value-type="string" calcext:value-type="string" table:number-columns-spanned="5" table:number-rows-spanned="1">
            <text:p>For 2xFrames, subtract background overhead such as window initialization, clearing screen and swapping buffers</text:p>
          </table:table-cell>
          <table:covered-table-cell table:number-columns-repeated="4" table:style-name="ce7"/>
          <table:table-cell table:style-name="ce7" table:number-columns-repeated="2"/>
        </table:table-row>
        <table:table-row table:style-name="ro1">
          <table:table-cell/>
          <table:table-cell table:formula="of:=[.B30]-[.B29]" office:value-type="float" office:value="16.767" calcext:value-type="float">
            <text:p>16,767</text:p>
          </table:table-cell>
          <table:table-cell table:formula="of:=[.C30]-[.C29]" office:value-type="float" office:value="16.575" calcext:value-type="float">
            <text:p>16,575</text:p>
          </table:table-cell>
          <table:table-cell table:style-name="ce12" office:value-type="string" calcext:value-type="string" table:number-columns-spanned="5" table:number-rows-spanned="1">
            <text:p>Since we double the frames but keep same number of items, subtract the two above.</text:p>
          </table:table-cell>
          <table:covered-table-cell table:number-columns-repeated="4" table:style-name="ce7"/>
          <table:table-cell table:style-name="ce7" table:number-columns-repeated="2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This removes overhead of creating items, gets time spent rendering and updating 2xItems in 1xFrames/2xFrames</text:p>
          </table:table-cell>
          <table:covered-table-cell table:number-columns-repeated="4" table:style-name="ce7"/>
          <table:table-cell table:style-name="ce7" table:number-columns-repeated="2"/>
        </table:table-row>
        <table:table-row table:style-name="ro1">
          <table:table-cell/>
          <table:table-cell table:formula="of:=[.B31]/[.$B$12]/[.$B$11]/2" office:value-type="float" office:value="0.000419175" calcext:value-type="float">
            <text:p>0,000419175</text:p>
          </table:table-cell>
          <table:table-cell table:formula="of:=[.C31]/[.$B$12]/[.$B$11]/2" office:value-type="float" office:value="0.000414375" calcext:value-type="float">
            <text:p>0,000414375</text:p>
          </table:table-cell>
          <table:table-cell table:style-name="ce12" office:value-type="string" calcext:value-type="string" table:number-columns-spanned="5" table:number-rows-spanned="1">
            <text:p>Divide by 1xItems and 1xFrames and 2 to get time spent rendering and updating a single item</text:p>
          </table:table-cell>
          <table:covered-table-cell table:number-columns-repeated="4" table:style-name="ce7"/>
          <table:table-cell table:style-name="ce7" table:number-columns-repeated="2"/>
        </table:table-row>
        <table:table-row table:style-name="ro4">
          <table:table-cell table:number-columns-repeated="10"/>
        </table:table-row>
        <table:table-row table:style-name="ro1">
          <table:table-cell/>
          <table:table-cell table:formula="of:=([.B30]-2*[.B31])/[.$B$12]/2" office:value-type="float" office:value="0.00814999999999984" calcext:value-type="float">
            <text:p>0,00815</text:p>
          </table:table-cell>
          <table:table-cell table:formula="of:=([.C30]-2*[.C31])/[.$B$12]/2" office:value-type="float" office:value="0.0275500000000005" calcext:value-type="float">
            <text:p>0,02755</text:p>
          </table:table-cell>
          <table:table-cell table:style-name="ce12" office:value-type="string" calcext:value-type="string" table:number-columns-spanned="5" table:number-rows-spanned="1">
            <text:p>Estimate the time spent creating a single item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table:formula="of:=([.B17]-[.B16])*2-[.B35]*2*[.$B$12]" office:value-type="float" office:value="16.945" calcext:value-type="float">
            <text:p>16,945</text:p>
          </table:table-cell>
          <table:table-cell table:formula="of:=([.C17]-[.C16])*2-[.C35]*2*[.$B$12]" office:value-type="float" office:value="16.543" calcext:value-type="float">
            <text:p>16,543</text:p>
          </table:table-cell>
          <table:table-cell table:style-name="ce12" office:value-type="string" calcext:value-type="string" table:number-columns-spanned="5" table:number-rows-spanned="1">
            <text:p>Predict time rendering and updating 2xItems in 1xFrames from 1xItems in 2xFrame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Accuracy</text:p>
          </table:table-cell>
          <table:table-cell table:style-name="ce11" table:formula="of:=[.B36]/[.B31]" office:value-type="percentage" office:value="1.01061609113139" calcext:value-type="percentage">
            <text:p>101,06%</text:p>
          </table:table-cell>
          <table:table-cell table:style-name="ce11" table:formula="of:=[.C36]/[.C31]" office:value-type="percentage" office:value="0.998069381598793" calcext:value-type="percentage">
            <text:p>99,81%</text:p>
          </table:table-cell>
          <table:table-cell table:style-name="ce12" office:value-type="string" calcext:value-type="string" table:number-columns-spanned="5" table:number-rows-spanned="1">
            <text:p>Expected to be close to 100%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Avg time per item</text:p>
          </table:table-cell>
          <table:table-cell table:formula="of:=([.B33]+[.C33])/2*1000*1000" office:value-type="float" office:value="416.775" calcext:value-type="float">
            <text:p>416,775</text:p>
          </table:table-cell>
          <table:table-cell office:value-type="string" calcext:value-type="string">
            <text:p>microseconds</text:p>
          </table:table-cell>
          <table:table-cell table:style-name="ce13" office:value-type="string" calcext:value-type="string" table:number-columns-spanned="5" table:number-rows-spanned="1">
            <text:p>Use this number for evaluating overhead per item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4"/>
          <table:table-cell table:style-name="ce11"/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b" fo:country="NO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.00.0000</text:date>, <text:time style:data-style-name="N2" text:time-value="0000-00-00T00:00:01.706176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7:02:59.621337000</meta:creation-date>
    <dc:date>2015-11-16T00:05:55.752622000</dc:date>
    <meta:editing-duration>PT4H4M39S</meta:editing-duration>
    <meta:editing-cycles>29</meta:editing-cycles>
    <meta:generator>LibreOffice/4.1.3.2$MacOSX_x86 LibreOffice_project/70feb7d99726f064edab4605a8ab840c50ec57a</meta:generator>
    <meta:document-statistic meta:table-count="1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53cm" svg:y="0.316cm" chart:style-name="ch2">
          <text:p>Min/max scale</text:p>
        </chart:title>
        <chart:subtitle svg:x="4.851cm" svg:y="1.297cm" chart:style-name="ch3">
          <text:p>Expected to be approximately linear</text:p>
        </chart:subtitle>
        <chart:legend chart:legend-position="end" svg:x="13.22cm" svg:y="3.935cm" style:legend-expansion="high" chart:style-name="ch4"/>
        <chart:plot-area chart:style-name="ch5" table:cell-range-address="Sheet1.A15:Sheet1.C18" chart:data-source-has-labels="both" svg:x="0.77cm" svg:y="2.332cm" svg:width="11.81cm" svg:height="6.068cm">
          <chartooo:coordinate-region svg:x="1.408cm" svg:y="2.54cm" svg:width="10.534cm" svg:height="5.196cm"/>
          <chart:axis chart:dimension="x" chart:name="primary-x" chart:style-name="ch6" chartooo:axis-type="auto">
            <chartooo:date-scale/>
            <chart:categories table:cell-range-address="Sheet1.A16:Sheet1.A18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16:Sheet1.B18" chart:label-cell-address="Sheet1.B15:Sheet1.B15" chart:class="chart:line">
            <chart:data-point chart:repeated="3"/>
          </chart:series>
          <chart:series chart:attached-axis="primary-y" chart:style-name="ch10" chart:values-cell-range-address="Sheet1.C16:Sheet1.C18" chart:label-cell-address="Sheet1.C15:Sheet1.C15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time</text:p>
                <draw:g>
                  <svg:desc>Sheet1.B15:Sheet1.B15</svg:desc>
                </draw:g>
              </table:table-cell>
              <table:table-cell office:value-type="string">
                <text:p>Max time</text:p>
                <draw:g>
                  <svg:desc>Sheet1.C15:Sheet1.C1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6:Sheet1.A18</svg:desc>
                </draw:g>
              </table:table-cell>
              <table:table-cell office:value-type="float" office:value="4.933">
                <text:p>4.933</text:p>
                <draw:g>
                  <svg:desc>Sheet1.B16:Sheet1.B18</svg:desc>
                </draw:g>
              </table:table-cell>
              <table:table-cell office:value-type="float" office:value="4.941">
                <text:p>4.941</text:p>
                <draw:g>
                  <svg:desc>Sheet1.C16:Sheet1.C1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487">
                <text:p>13.487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.863">
                <text:p>21.863</text:p>
              </table:table-cell>
              <table:table-cell office:value-type="float" office:value="22.067">
                <text:p>22.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MacOSX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